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程序员成长计划-工程管理(四)</text:p>
      <text:p text:style-name="Standard"/>
      <text:p text:style-name="Standard">应用程序</text:p>
      <text:p text:style-name="Standard"/>
      <text:p text:style-name="Standard">前面我们创建的helloworld是一个应用程序工程，它很简单，只使用了标准C的函数。现在我们要建立一个应用程序工程，它将使用前面所写的libbase函数库。</text:p>
      <text:p text:style-name="Standard"/>
      <text:p text:style-name="Standard">o目录结构</text:p>
      <text:p text:style-name="Standard"/>
      <text:p text:style-name="Standard">最顶层目录名用模块名称，这里用appdemo。</text:p>
      <text:p text:style-name="Standard">源文件放在模块下的src子目录里，即appdemo/src。</text:p>
      <text:p text:style-name="Standard"/>
      <text:p text:style-name="Standard">o 创建源文件</text:p>
      <text:p text:style-name="Standard"/>
      <text:p text:style-name="Standard">在src下创建源文件main.c，内容只是简单的调用一下libbase里的函数。</text:p>
      <text:p text:style-name="Standard">#include &lt;dlist.h&gt; </text:p>
      <text:p text:style-name="Standard"/>
      <text:p text:style-name="Standard">int main(int argc, char* argv[]) </text:p>
      <text:p text:style-name="Standard">{ </text:p>
      <text:p text:style-name="Standard"><text:s text:c="4"/>DList* dlist = dlist_create(NULL, NULL); </text:p>
      <text:p text:style-name="Standard"/>
      <text:p text:style-name="Standard"><text:s text:c="4"/>dlist_destroy(dlist); </text:p>
      <text:p text:style-name="Standard"/>
      <text:p text:style-name="Standard"><text:s text:c="4"/>return 0; </text:p>
      <text:p text:style-name="Standard">}</text:p>
      <text:p text:style-name="Standard"/>
      <text:p text:style-name="Standard">o 创建Makefile模板</text:p>
      <text:p text:style-name="Standard"/>
      <text:p text:style-name="Standard">创建helloworld/Makefile.am，内容为：</text:p>
      <text:p text:style-name="Standard">SUBDIRS=src</text:p>
      <text:p text:style-name="Standard"/>
      <text:p text:style-name="Standard">这里只有简单的一行代码，表示其下有一个src的子目录，如果有多个子目录，用空格分开就行了。</text:p>
      <text:p text:style-name="Standard"/>
      <text:p text:style-name="Standard">创建helloworld/src/Makefile.am，内容为：</text:p>
      <text:p text:style-name="Standard">bin_PROGRAMS=appdemo </text:p>
      <text:p text:style-name="Standard">appdemo_SOURCES=main.c </text:p>
      <text:p text:style-name="Standard">appdemo_CFLAGS=@BASE_CFLAGS@ </text:p>
      <text:p text:style-name="Standard">appdemo_LDFLAGS=@BASE_LIBS@ </text:p>
      <text:p text:style-name="Standard"/>
      <text:p text:style-name="Standard">appdemo_CFLAGS指定了编译appdemo时需要的参数，@BASE_CFLAGS@ 将替换成实际configure时所得到的参数。</text:p>
      <text:p text:style-name="Standard"/>
      <text:p text:style-name="Standard">appdemo_LDFLAGS是链接appdemo时需要的参数。@BASE_LIBS@ 将替换成实际configure时所得到的参数。</text:p>
      <text:p text:style-name="Standard"><text:soft-page-break/>至于@BASE_CFLAGS@和@BASE_LIBS@是怎么得到的，后面我们再讲。</text:p>
      <text:p text:style-name="Standard"/>
      <text:p text:style-name="Standard">o 创建autoconf的模板。</text:p>
      <text:p text:style-name="Standard"/>
      <text:p text:style-name="Standard">在appdemo下运行autoscan，生成文件configure.scan，把它改名为configure.in。这是autoconf的模板文件，它的内容大概为：</text:p>
      <text:p text:style-name="Standard"/>
      <text:p text:style-name="Standard"># <text:s text:c="46"/>-*- Autoconf -*- </text:p>
      <text:p text:style-name="Standard"># Process this file with autoconf to produce a configure script. </text:p>
      <text:p text:style-name="Standard"/>
      <text:p text:style-name="Standard">AC_PREREQ(2.61) </text:p>
      <text:p text:style-name="Standard">AC_INIT(FULL-PACKAGE-NAME, VERSION, BUG-REPORT-ADDRESS) </text:p>
      <text:p text:style-name="Standard">AC_CONFIG_SRCDIR([src/main.c]) </text:p>
      <text:p text:style-name="Standard">AC_CONFIG_HEADER([config.h]) </text:p>
      <text:p text:style-name="Standard"/>
      <text:p text:style-name="Standard"># Checks for programs. </text:p>
      <text:p text:style-name="Standard">AC_PROG_CC </text:p>
      <text:p text:style-name="Standard"/>
      <text:p text:style-name="Standard"># Checks for libraries. </text:p>
      <text:p text:style-name="Standard"/>
      <text:p text:style-name="Standard"># Checks for header files. </text:p>
      <text:p text:style-name="Standard"/>
      <text:p text:style-name="Standard"># Checks for typedefs, structures, and compiler characteristics. </text:p>
      <text:p text:style-name="Standard"/>
      <text:p text:style-name="Standard"># Checks for library functions. </text:p>
      <text:p text:style-name="Standard"/>
      <text:p text:style-name="Standard">AC_CONFIG_FILES([Makefile </text:p>
      <text:p text:style-name="Standard"><text:s text:c="17"/>src/Makefile]) </text:p>
      <text:p text:style-name="Standard">AC_OUTPUT </text:p>
      <text:p text:style-name="Standard"/>
      <text:p text:style-name="Standard">按照前面介绍的方法，把configure.in的内容修改为：</text:p>
      <text:p text:style-name="Standard"># <text:s text:c="46"/>-*- Autoconf -*- </text:p>
      <text:p text:style-name="Standard"># Process this file with autoconf to produce a configure script. </text:p>
      <text:p text:style-name="Standard"/>
      <text:p text:style-name="Standard">AC_PREREQ(2.61) </text:p>
      <text:p text:style-name="Standard">AC_INIT(appdemo, 0.1, xianjimli@hotmail.com) </text:p>
      <text:p text:style-name="Standard">AC_CONFIG_SRCDIR([src/main.c]) </text:p>
      <text:p text:style-name="Standard">AC_CONFIG_HEADER([config.h]) </text:p>
      <text:p text:style-name="Standard">AM_INIT_AUTOMAKE(appdemo, 0.1) </text:p>
      <text:p text:style-name="Standard"># Checks for programs. </text:p>
      <text:p text:style-name="Standard">AC_PROG_CC </text:p>
      <text:p text:style-name="Standard"/>
      <text:p text:style-name="Standard"># Checks for libraries. </text:p>
      <text:p text:style-name="Standard"/>
      <text:p text:style-name="Standard"># Checks for header files. </text:p>
      <text:p text:style-name="Standard"/>
      <text:p text:style-name="Standard"># Checks for typedefs, structures, and compiler characteristics. </text:p>
      <text:p text:style-name="Standard"/>
      <text:p text:style-name="Standard"># Checks for library functions. </text:p>
      <text:p text:style-name="Standard"/>
      <text:p text:style-name="Standard"><text:soft-page-break/>AC_CONFIG_FILES([Makefile </text:p>
      <text:p text:style-name="Standard"><text:s text:c="17"/>src/Makefile]) </text:p>
      <text:p text:style-name="Standard">AC_OUTPUT</text:p>
      <text:p text:style-name="Standard"/>
      <text:p text:style-name="Standard">与前面不同的是，我们还需要在# Checks for libraries. 之后加检查libbase参数的宏：</text:p>
      <text:p text:style-name="Standard">PKG_CHECK_MODULES(BASE, ["base"]) </text:p>
      <text:p text:style-name="Standard">AC_SUBST(BASE_CFLAGS) </text:p>
      <text:p text:style-name="Standard">AC_SUBST(BASE_LIBS) </text:p>
      <text:p text:style-name="Standard"/>
      <text:p text:style-name="Standard">PKG_CHECK_MODULES(BASE, ["base"]) 的功能是检查软件包base，通过调用前面所讲的pkg-config，生成 BASE_CFLAGS和 BASE_LIBS两个变量。</text:p>
      <text:p text:style-name="Standard"/>
      <text:p text:style-name="Standard">AC_SUBST(BASE_CFLAGS) 的功能是把所有对 BASE_CFLAGS的引用替换成实际的参数。</text:p>
      <text:p text:style-name="Standard"/>
      <text:p text:style-name="Standard">o 拷贝所用到宏。</text:p>
      <text:p text:style-name="Standard">运行：aclocal</text:p>
      <text:p text:style-name="Standard"/>
      <text:p text:style-name="P1">o 产生配置头文件的模板。</text:p>
      <text:p text:style-name="P1">运行：autoheader</text:p>
      <text:p text:style-name="P1"/>
      <text:p text:style-name="P1">o 创建几个必要的文件。</text:p>
      <text:p text:style-name="P1"/>
      <text:p text:style-name="P1">README：描述模块的功能、用法和注意事项等。</text:p>
      <text:p text:style-name="P1">NEWS：描述模块最新的动态。</text:p>
      <text:p text:style-name="P1">AUTHORS：模块的作者及联系方式。</text:p>
      <text:p text:style-name="P1">ChangeLog：记录模块的修改历史，它有固定的格式：</text:p>
      <text:p text:style-name="Standard"/>
      <text:p text:style-name="Standard">o 生成Makefile.in和所需要的脚本。</text:p>
      <text:p text:style-name="Standard">运行：automake -a </text:p>
      <text:p text:style-name="Standard"/>
      <text:p text:style-name="Standard">o 产生configure脚本。</text:p>
      <text:p text:style-name="Standard">运行：autoconf</text:p>
      <text:p text:style-name="Standard"/>
      <text:p text:style-name="Standard">o 产生最终的Makefile。</text:p>
      <text:p text:style-name="Standard">运行：./configure --prefix=$HOME/usr</text:p>
      <text:p text:style-name="Standard"/>
      <text:p text:style-name="Standard">这时会出现错误：</text:p>
      <text:p text:style-name="Standard">No package 'base' found </text:p>
      <text:p text:style-name="Standard"/>
      <text:p text:style-name="Standard">Consider adjusting the PKG_CONFIG_PATH environment variable if you </text:p>
      <text:p text:style-name="Standard">installed software in a non-standard prefix. </text:p>
      <text:p text:style-name="Standard"/>
      <text:p text:style-name="Standard">在默认情况下，pkg-config只是在/usr/lib/pkgconfig下查找相关的pc文件。如果pc文件安装在其它目录，需要设置环境变量 PKG_CONFIG_PATH。</text:p>
      <text:p text:style-name="Standard"/>
      <text:p text:style-name="Standard"><text:soft-page-break/>export PKG_CONFIG_PATH=$HOME/usr/lib/pkgconfig</text:p>
      <text:p text:style-name="Standard"/>
      <text:p text:style-name="Standard">重新configure，一切正常了。</text:p>
      <text:p text:style-name="Standard">o 编译</text:p>
      <text:p text:style-name="Standard">运行：make</text:p>
      <text:p text:style-name="Standard"/>
      <text:p text:style-name="Standard">o 安装</text:p>
      <text:p text:style-name="Standard">运行：make install</text:p>
      <text:p text:style-name="Standard"/>
      <text:p text:style-name="Standard">o 发布软件包</text:p>
      <text:p text:style-name="Standard">运行：make dist或者make distcheck</text:p>
      <text:p text:style-name="Standard"/>
      <text:p text:style-name="Standard">本章所讲的内容中可应付90%的情况了，如果需要使用更高级的特性，可以阅读相应的手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4-01T19:49:13</meta:creation-date>
    <dc:creator>lixianjing</dc:creator>
    <dc:date>2009-04-14T07:36:14</dc:date>
    <meta:editing-cycles>43</meta:editing-cycles>
    <meta:editing-duration>PT2H1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651" meta:character-count="2869"/>
  </office:meta>
</office:document-meta>
</file>